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794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2" style:family="table-row">
      <style:table-row-properties style:min-row-height="0.928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3.593cm"/>
    </style:style>
    <style:style style:name="Tableau2.D" style:family="table-column">
      <style:table-column-properties style:column-width="7.715cm"/>
    </style:style>
    <style:style style:name="Tableau2.E" style:family="table-column">
      <style:table-column-properties style:column-width="8.689cm"/>
    </style:style>
    <style:style style:name="Tableau2.F" style:family="table-column">
      <style:table-column-properties style:column-width="2.15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ed346" officeooo:paragraph-rsid="003ed3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432e2e" officeooo:paragraph-rsid="00432e2e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32e2e" officeooo:paragraph-rsid="00432e2e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432e2e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19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20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2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428def" officeooo:paragraph-rsid="00428def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f979d" officeooo:paragraph-rsid="002e555f" style:font-size-asian="12pt" style:font-weight-asian="normal" style:font-size-complex="12pt" style:font-weight-complex="normal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428def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officeooo:rsid="002bcb92"/>
    </style:style>
    <style:style style:name="T15" style:family="text">
      <style:text-properties officeooo:rsid="002041cb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25c196"/>
    </style:style>
    <style:style style:name="T20" style:family="text">
      <style:text-properties officeooo:rsid="0020f771"/>
    </style:style>
    <style:style style:name="T21" style:family="text">
      <style:text-properties officeooo:rsid="003c77dc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0432e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20"><text:span text:style-name="T17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35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3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7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8">Nom</text:p>
          </table:table-cell>
          <table:table-cell table:style-name="Tableau1.B3" table:number-columns-spanned="6" office:value-type="string">
            <text:p text:style-name="P14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9">Prénom</text:p>
          </table:table-cell>
          <table:table-cell table:style-name="Tableau1.I3" table:number-columns-spanned="4" office:value-type="string">
            <text:p text:style-name="P14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10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10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5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8">Servic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8"><text:s/>Lieu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8">Date création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12">Date clôtur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7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2" table:number-columns-spanned="12" office:value-type="string">
            <text:p text:style-name="P15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1" table:number-columns-spanned="3" office:value-type="string">
            <text:p text:style-name="P11">Progression</text:p>
          </table:table-cell>
          <table:covered-table-cell/>
          <table:covered-table-cell/>
          <table:table-cell table:style-name="Tableau1.D11" table:number-columns-spanned="3" office:value-type="string">
            <text:p text:style-name="P16">{progress}</text:p>
          </table:table-cell>
          <table:covered-table-cell/>
          <table:covered-table-cell/>
          <table:table-cell table:style-name="Tableau1.G11" table:number-columns-spanned="4" office:value-type="string">
            <text:p text:style-name="P13">Date <text:span text:style-name="T23">déclarée</text:span></text:p>
          </table:table-cell>
          <table:covered-table-cell/>
          <table:covered-table-cell/>
          <table:covered-table-cell/>
          <table:table-cell table:style-name="Tableau1.K11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2">
          <table:table-cell table:style-name="Tableau1.A12" table:number-columns-spanned="2" office:value-type="string">
            <text:p text:style-name="P25">Assigné</text:p>
          </table:table-cell>
          <table:covered-table-cell/>
          <table:table-cell table:style-name="Tableau1.C12" table:number-columns-spanned="7" office:value-type="string">
            <text:p text:style-name="P36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2" table:number-columns-spanned="2" office:value-type="string">
            <text:p text:style-name="P26">État</text:p>
          </table:table-cell>
          <table:covered-table-cell/>
          <table:table-cell table:style-name="Tableau1.L12" office:value-type="string">
            <text:p text:style-name="P37">{status}</text:p>
          </table:table-cell>
          <table:covered-table-cell/>
        </table:table-row>
        <table:table-row table:style-name="Tableau1.12">
          <table:table-cell table:style-name="Tableau1.A13" table:number-columns-spanned="5" office:value-type="string">
            <text:p text:style-name="P30">Contacts/<text:span text:style-name="T18">A</text:span>dresses</text:p>
          </table:table-cell>
          <table:covered-table-cell/>
          <table:covered-table-cell/>
          <table:covered-table-cell/>
          <table:covered-table-cell/>
          <table:table-cell table:style-name="Tableau1.F13" table:number-columns-spanned="7" office:value-type="string">
            <text:p text:style-name="P27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31">Sujet</text:p>
          </table:table-cell>
          <table:table-cell table:style-name="Informationticket.B1" office:value-type="string">
            <text:p text:style-name="P32">{subject}</text:p>
          </table:table-cell>
        </table:table-row>
        <table:table-row>
          <table:table-cell table:style-name="Informationticket.A2" office:value-type="string">
            <text:p text:style-name="P28">Message</text:p>
          </table:table-cell>
          <table:table-cell table:style-name="Informationticket.B2" office:value-type="string">
            <text:p text:style-name="P34">{message}</text:p>
          </table:table-cell>
        </table:table-row>
        <table:table-row>
          <table:table-cell table:style-name="Informationticket.A2" office:value-type="string">
            <text:p text:style-name="P29">Tags/catégories</text:p>
          </table:table-cell>
          <table:table-cell table:style-name="Informationticket.B3" office:value-type="string">
            <text:p text:style-name="P33">{categories}</text:p>
          </table:table-cell>
        </table:table-row>
      </table:table>
      <text:p text:style-name="P21"/>
      <text:p text:style-name="P21"/>
      <text:p text:style-name="P19"><text:span text:style-name="T21">L</text:span>iste des évènements liés à ce ticket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5">Réf</text:p>
          </table:table-cell>
          <table:table-cell table:style-name="Tableau2.A1" office:value-type="string">
            <text:p text:style-name="P6">Nom, prénom</text:p>
          </table:table-cell>
          <table:table-cell table:style-name="Tableau2.A1" office:value-type="string">
            <text:p text:style-name="P5">Type</text:p>
          </table:table-cell>
          <table:table-cell table:style-name="Tableau2.A1" office:value-type="string">
            <text:p text:style-name="P5">Titre</text:p>
          </table:table-cell>
          <table:table-cell table:style-name="Tableau2.E1" office:value-type="string">
            <text:p text:style-name="P5">Note <text:span text:style-name="T22">(contenu de l’évènement)</text:span></text:p>
          </table:table-cell>
          <table:table-cell table:style-name="Tableau2.F1" office:value-type="string">
            <text:p text:style-name="P5">Date</text:p>
          </table:table-cell>
        </table:table-row>
        <table:table-row>
          <table:table-cell table:style-name="Tableau2.A2" office:value-type="string">
            <text:p text:style-name="P18">[!-- BEGIN row.events --]<text:span text:style-name="T19">{event_ref}</text:span></text:p>
          </table:table-cell>
          <table:table-cell table:style-name="Tableau2.B2" office:value-type="string">
            <text:p text:style-name="P18">{user}</text:p>
          </table:table-cell>
          <table:table-cell table:style-name="Tableau2.C2" office:value-type="string">
            <text:p text:style-name="P18">{type}</text:p>
          </table:table-cell>
          <table:table-cell table:style-name="Tableau2.D2" office:value-type="string">
            <text:p text:style-name="P24">{title}</text:p>
          </table:table-cell>
          <table:table-cell table:style-name="Tableau2.E2" office:value-type="string">
            <text:p text:style-name="P18">{event_content}</text:p>
          </table:table-cell>
          <table:table-cell table:style-name="Tableau2.F2" office:value-type="string">
            <text:p text:style-name="P18">{date}<text:span text:style-name="T20">[!-- END row.events --]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428def" style:font-weight-asian="normal" style:font-weight-complex="normal"/>
    </style:style>
    <style:style style:name="MT11" style:family="text">
      <style:text-properties fo:language="fr" fo:country="FR" fo:font-weight="normal" officeooo:rsid="00d1541e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T14" style:family="text">
      <style:text-properties officeooo:rsid="002bcb92"/>
    </style:style>
    <style:style style:name="MT15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88A725AFCA06D7CA.png" xlink:type="simple" xlink:show="embed" xlink:actuate="onLoad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10">1</text:span><text:span text:style-name="MT9">-20</text:span><text:span text:style-name="MT11">2</text:span><text:span text:style-name="MT8">2</text:span><text:span text:style-name="MT11">0</text:span><text:span text:style-name="MT8">5</text:span><text:span text:style-name="MT10">2</text:span><text:span text:style-name="MT8">4</text:span><text:span text:style-name="MT12"> </text:span><text:span text:style-name="MT13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  <text:p text:style-name="MP2">Date de l’exportation de ce <text:span text:style-name="MT14">ticket</text:span>: <text:span text:style-name="MT15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6-22T11:47:25.890000000</dc:date>
    <meta:editing-cycles>32</meta:editing-cycles>
    <meta:editing-duration>PT1H51M25S</meta:editing-duration>
    <meta:document-statistic meta:table-count="3" meta:image-count="1" meta:object-count="0" meta:page-count="2" meta:paragraph-count="52" meta:word-count="93" meta:character-count="744" meta:non-whitespace-character-count="703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